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1.506cm" table:align="left"/>
    </style:style>
    <style:style style:name="Table2.A" style:family="table-column">
      <style:table-column-properties style:column-width="5.205cm"/>
    </style:style>
    <style:style style:name="Table2.B" style:family="table-column">
      <style:table-column-properties style:column-width="1.595cm"/>
    </style:style>
    <style:style style:name="Table2.C" style:family="table-column">
      <style:table-column-properties style:column-width="1.607cm"/>
    </style:style>
    <style:style style:name="Table2.D" style:family="table-column">
      <style:table-column-properties style:column-width="1.498cm"/>
    </style:style>
    <style:style style:name="Table2.E" style:family="table-column">
      <style:table-column-properties style:column-width="1.60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506cm" table:align="left"/>
    </style:style>
    <style:style style:name="Table1.A" style:family="table-column">
      <style:table-column-properties style:column-width="5.205cm"/>
    </style:style>
    <style:style style:name="Table1.B" style:family="table-column">
      <style:table-column-properties style:column-width="1.595cm"/>
    </style:style>
    <style:style style:name="Table1.C" style:family="table-column">
      <style:table-column-properties style:column-width="1.607cm"/>
    </style:style>
    <style:style style:name="Table1.D" style:family="table-column">
      <style:table-column-properties style:column-width="1.498cm"/>
    </style:style>
    <style:style style:name="Table1.E" style:family="table-column">
      <style:table-column-properties style:column-width="1.60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0pt" style:font-size-asian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Courier New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5" style:family="paragraph" style:parent-style-name="Text_20_body">
      <style:paragraph-properties fo:text-align="center" style:justify-single-word="false"/>
      <style:text-properties fo:font-size="11pt" officeooo:rsid="0013eb7c" officeooo:paragraph-rsid="0013eb7c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fo:font-size="11pt" officeooo:rsid="001514e9" officeooo:paragraph-rsid="00197804" style:font-size-asian="11pt" style:font-size-complex="11pt"/>
    </style:style>
    <style:style style:name="P7" style:family="paragraph" style:parent-style-name="Text_20_body">
      <style:paragraph-properties fo:text-align="center" style:justify-single-word="false"/>
      <style:text-properties fo:font-size="11pt" fo:language="en" fo:country="US" officeooo:rsid="0013eb7c" officeooo:paragraph-rsid="0013eb7c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fo:font-size="11pt" fo:language="en" fo:country="US" officeooo:rsid="001514e9" officeooo:paragraph-rsid="001514e9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fo:font-size="11pt" fo:language="en" fo:country="US" officeooo:rsid="00197804" officeooo:paragraph-rsid="00197804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fo:font-size="11pt" fo:language="en" fo:country="US" officeooo:rsid="00197804" officeooo:paragraph-rsid="0016a030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fo:font-size="11pt" fo:language="en" fo:country="US" officeooo:rsid="0016a030" officeooo:paragraph-rsid="0016a030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fo:font-size="11pt" fo:language="en" fo:country="US" officeooo:rsid="0016a030" officeooo:paragraph-rsid="00176381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officeooo:paragraph-rsid="00197804"/>
    </style:style>
    <style:style style:name="P14" style:family="paragraph" style:parent-style-name="Text_20_body">
      <style:paragraph-properties fo:text-align="start" style:justify-single-word="false"/>
      <style:text-properties officeooo:rsid="0016a030" officeooo:paragraph-rsid="0016a030"/>
    </style:style>
    <style:style style:name="P15" style:family="paragraph" style:parent-style-name="Title">
      <style:text-properties officeooo:rsid="0013eb7c" officeooo:paragraph-rsid="0013eb7c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176381" officeooo:paragraph-rsid="00176381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197804" officeooo:paragraph-rsid="00197804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176381"/>
    </style:style>
    <style:style style:name="P20" style:family="paragraph" style:parent-style-name="Table_20_Contents">
      <style:paragraph-properties fo:text-align="center" style:justify-single-word="false"/>
      <style:text-properties officeooo:rsid="001ae3d2" officeooo:paragraph-rsid="001ae3d2"/>
    </style:style>
    <style:style style:name="P21" style:family="paragraph" style:parent-style-name="Standard">
      <style:paragraph-properties fo:text-align="center" style:justify-single-word="false"/>
      <style:text-properties fo:color="#000000" style:font-name="Courier New" fo:font-size="10pt" style:font-size-asian="10pt"/>
    </style:style>
    <style:style style:name="P22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officeooo:rsid="00197804" officeooo:paragraph-rsid="0016a030" style:font-size-asian="10pt" style:font-size-complex="11pt"/>
    </style:style>
    <style:style style:name="P23" style:family="paragraph" style:parent-style-name="Standard">
      <style:paragraph-properties fo:text-align="start" style:justify-single-word="false"/>
      <style:text-properties fo:color="#000000" style:font-name="Courier New" fo:font-size="10pt" officeooo:rsid="0016a030" officeooo:paragraph-rsid="0016a030" style:font-size-asian="10pt"/>
    </style:style>
    <style:style style:name="P24" style:family="paragraph" style:parent-style-name="Text_20_body" style:list-style-name="L1">
      <style:paragraph-properties fo:text-align="start" style:justify-single-word="false"/>
      <style:text-properties fo:font-size="11pt" fo:language="en" fo:country="US" officeooo:rsid="0016a030" officeooo:paragraph-rsid="0016a030" style:font-size-asian="11pt" style:font-size-complex="11pt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16a030" officeooo:paragraph-rsid="00176381"/>
    </style:style>
    <style:style style:name="P26" style:family="paragraph">
      <loext:graphic-properties draw:fill="none" draw:fill-color="#ffffff"/>
    </style:style>
    <style:style style:name="T1" style:family="text">
      <style:text-properties fo:language="tr" fo:country="TR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97804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font-size="11pt" fo:language="en" fo:country="US" officeooo:rsid="0016a030" style:font-size-asian="11pt" style:font-size-complex="11pt"/>
    </style:style>
    <style:style style:name="T6" style:family="text">
      <style:text-properties fo:font-size="11pt" fo:language="en" fo:country="US" officeooo:rsid="00176381" style:font-size-asian="11pt" style:font-size-complex="11pt"/>
    </style:style>
    <style:style style:name="T7" style:family="text">
      <style:text-properties fo:font-size="11pt" fo:language="en" fo:country="US" officeooo:rsid="0018d149" style:font-size-asian="11pt" style:font-size-complex="11pt"/>
    </style:style>
    <style:style style:name="T8" style:family="text">
      <style:text-properties fo:font-size="11pt" fo:language="en" fo:country="US" officeooo:rsid="00197804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S 461 Homework 2</text:p>
      <text:p text:style-name="P5">Serkan Demirci - <text:span text:style-name="T2">21201619</text:span></text:p>
      <text:p text:style-name="P5">Batuhan T<text:span text:style-name="T1">üter <text:s text:c="2"/>- </text:span><text:span text:style-name="T2">21200624</text:span></text:p>
      <text:p text:style-name="P7">Section 1</text:p>
      <text:p text:style-name="P7"/>
      <text:p text:style-name="P8">We used Java programming to implement for solving 8 puzzle problem.</text:p>
      <text:p text:style-name="P8"/>
      <text:p text:style-name="P6"><text:span text:style-name="T2">*</text:span><text:span text:style-name="T3">Code is available at:</text:span></text:p>
      <text:p text:style-name="P9"><text:s/>https://github.com/tuterbatuhan/EightPuzzle/</text:p>
      <text:p text:style-name="P8"/>
      <text:p text:style-name="P11">We tested our program for 4 different beam width (W) values in order of W = 1,2,3,4. We applied these test cases into 2 different implementation of beam search, since it was not stated clearly that which implementation is required from us:</text:p>
      <text:list xml:id="list5398001824282048826" text:style-name="L1">
        <text:list-item>
          <text:p text:style-name="P24">When our algorithm finds a previously visited state, it discards that state and it does not include that state into count of beam width (W).</text:p>
        </text:list-item>
      </text:list>
      <text:p text:style-name="P13"><text:span text:style-name="T5"><text:tab/>Our results </text:span><text:span text:style-name="T6">for 1000 board conf</text:span><text:span text:style-name="T7">i</text:span><text:span text:style-name="T6">gurations</text:span><text:span text:style-name="T5">: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6">W = 1</text:p>
          </table:table-cell>
          <table:table-cell table:style-name="Table2.A1" office:value-type="string">
            <text:p text:style-name="P16">W = 2</text:p>
          </table:table-cell>
          <table:table-cell table:style-name="Table2.A1" office:value-type="string">
            <text:p text:style-name="P16">W = 3</text:p>
          </table:table-cell>
          <table:table-cell table:style-name="Table2.E1" office:value-type="string">
            <text:p text:style-name="P16">W = 4</text:p>
          </table:table-cell>
        </table:table-row>
        <table:table-row>
          <table:table-cell table:style-name="Table2.A2" office:value-type="string">
            <text:p text:style-name="P16"># of solution found</text:p>
          </table:table-cell>
          <table:table-cell table:style-name="Table2.A2" office:value-type="string">
            <text:p text:style-name="P17">155</text:p>
          </table:table-cell>
          <table:table-cell table:style-name="Table2.A2" office:value-type="string">
            <text:p text:style-name="P20">1000</text:p>
          </table:table-cell>
          <table:table-cell table:style-name="Table2.A2" office:value-type="string">
            <text:p text:style-name="P20">1000</text:p>
          </table:table-cell>
          <table:table-cell table:style-name="Table2.E2" office:value-type="string">
            <text:p text:style-name="P20">1000</text:p>
          </table:table-cell>
        </table:table-row>
      </table:table>
      <text:p text:style-name="P12"><text:tab/><text:tab/></text:p>
      <text:list xml:id="list130015157492205" text:continue-numbering="true" text:style-name="L1">
        <text:list-item>
          <text:p text:style-name="P24">When our algorithm finds a previously visited state, it discards that state but it includes that state into count of beam width (W). </text:p>
          <text:p text:style-name="P25"><text:span text:style-name="T4">Our results </text:span><text:span text:style-name="T6">for 1000 board conf</text:span><text:span text:style-name="T7">i</text:span><text:span text:style-name="T6">gurations</text:span><text:span text:style-name="T4">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W = 1</text:p>
          </table:table-cell>
          <table:table-cell table:style-name="Table1.A1" office:value-type="string">
            <text:p text:style-name="P16">W = 2</text:p>
          </table:table-cell>
          <table:table-cell table:style-name="Table1.A1" office:value-type="string">
            <text:p text:style-name="P16">W = 3</text:p>
          </table:table-cell>
          <table:table-cell table:style-name="Table1.E1" office:value-type="string">
            <text:p text:style-name="P16">W = 4</text:p>
          </table:table-cell>
        </table:table-row>
        <table:table-row>
          <table:table-cell table:style-name="Table1.A2" office:value-type="string">
            <text:p text:style-name="P16"># of solution found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21">991</text:p>
          </table:table-cell>
          <table:table-cell table:style-name="Table1.A2" office:value-type="string">
            <text:p text:style-name="P17">1000</text:p>
          </table:table-cell>
          <table:table-cell table:style-name="Table1.E2" office:value-type="string">
            <text:p text:style-name="P17">1000</text:p>
          </table:table-cell>
        </table:table-row>
      </table:table>
      <text:p text:style-name="P11"/>
      <text:p text:style-name="P14"><text:span text:style-name="T4"><text:tab/></text:span><text:span text:style-name="T8">An example output taken from our program:</text:span></text:p>
      <text:p text:style-name="P10"><text:tab/></text:p>
      <text:p text:style-name="P22"><draw:frame text:anchor-type="paragraph" draw:z-index="0" draw:style-name="gr1" draw:text-style-name="P26" svg:width="13.442cm" svg:height="2.488cm" svg:x="0.549cm" svg:y="-19.11cm"><draw:text-box><text:p/></draw:text-box></draw:frame>1000 distinct board configuration will be tested using beam sort (w = 1): </text:p>
      <text:p text:style-name="P3">Example Solution : </text:p>
      <text:p text:style-name="P3">Inital Configuration of the puzzle:</text:p>
      <text:p text:style-name="P2"/>
      <text:p text:style-name="P2"/>
      <text:p text:style-name="P3">---------</text:p>
      <text:p text:style-name="P3">|1||3||6|</text:p>
      <text:p text:style-name="P3">---------</text:p>
      <text:p text:style-name="P3">| ||2||8|</text:p>
      <text:p text:style-name="P3">---------</text:p>
      <text:p text:style-name="P3">|4||7||5|</text:p>
      <text:p text:style-name="P3">---------</text:p>
      <text:p text:style-name="P2"/>
      <text:p text:style-name="P3">Move 1 : DOWN</text:p>
      <text:p text:style-name="P2"/>
      <text:p text:style-name="P3">---------</text:p>
      <text:p text:style-name="P3">|1||3||6|</text:p>
      <text:p text:style-name="P3"><text:soft-page-break/>---------</text:p>
      <text:p text:style-name="P3">|4||2||8|</text:p>
      <text:p text:style-name="P3">---------</text:p>
      <text:p text:style-name="P3">| ||7||5|</text:p>
      <text:p text:style-name="P3">---------</text:p>
      <text:p text:style-name="P2"/>
      <text:p text:style-name="P3">Move 2 : RIGHT</text:p>
      <text:p text:style-name="P2"/>
      <text:p text:style-name="P3">---------</text:p>
      <text:p text:style-name="P3">|1||3||6|</text:p>
      <text:p text:style-name="P3">---------</text:p>
      <text:p text:style-name="P3">|4||2||8|</text:p>
      <text:p text:style-name="P3">---------</text:p>
      <text:p text:style-name="P3">|7|| ||5|</text:p>
      <text:p text:style-name="P3">---------</text:p>
      <text:p text:style-name="P2"/>
      <text:p text:style-name="P3">Move 3 : RIGHT</text:p>
      <text:p text:style-name="P2"/>
      <text:p text:style-name="P3">---------</text:p>
      <text:p text:style-name="P3">|1||3||6|</text:p>
      <text:p text:style-name="P3">---------</text:p>
      <text:p text:style-name="P3">|4||2||8|</text:p>
      <text:p text:style-name="P3">---------</text:p>
      <text:p text:style-name="P3">|7||5|| |</text:p>
      <text:p text:style-name="P3">---------</text:p>
      <text:p text:style-name="P2"/>
      <text:p text:style-name="P3">Move 4 : UP</text:p>
      <text:p text:style-name="P2"/>
      <text:p text:style-name="P3">---------</text:p>
      <text:p text:style-name="P3">|1||3||6|</text:p>
      <text:p text:style-name="P3">---------</text:p>
      <text:p text:style-name="P3">|4||2|| |</text:p>
      <text:p text:style-name="P3">---------</text:p>
      <text:p text:style-name="P3">|7||5||8|</text:p>
      <text:p text:style-name="P3">---------</text:p>
      <text:p text:style-name="P2"/>
      <text:p text:style-name="P3">Move 5 : UP</text:p>
      <text:p text:style-name="P2"/>
      <text:p text:style-name="P3">---------</text:p>
      <text:p text:style-name="P3">|1||3|| |</text:p>
      <text:p text:style-name="P3">---------</text:p>
      <text:p text:style-name="P3">|4||2||6|</text:p>
      <text:p text:style-name="P3">---------</text:p>
      <text:p text:style-name="P3">|7||5||8|</text:p>
      <text:p text:style-name="P3">---------</text:p>
      <text:p text:style-name="P2"/>
      <text:p text:style-name="P3">Move 6 : LEFT</text:p>
      <text:p text:style-name="P2"/>
      <text:p text:style-name="P3">---------</text:p>
      <text:p text:style-name="P3">|1|| ||3|</text:p>
      <text:p text:style-name="P3">---------</text:p>
      <text:p text:style-name="P3">|4||2||6|</text:p>
      <text:p text:style-name="P3">---------</text:p>
      <text:p text:style-name="P3">|7||5||8|</text:p>
      <text:p text:style-name="P3">---------</text:p>
      <text:p text:style-name="P2"/>
      <text:p text:style-name="P3">Move 7 : DOWN</text:p>
      <text:p text:style-name="P2"/>
      <text:p text:style-name="P3">---------</text:p>
      <text:p text:style-name="P3">|1||2||3|</text:p>
      <text:p text:style-name="P3">---------</text:p>
      <text:p text:style-name="P3">|4|| ||6|</text:p>
      <text:p text:style-name="P3">---------</text:p>
      <text:p text:style-name="P3">|7||5||8|</text:p>
      <text:p text:style-name="P3"><text:soft-page-break/>---------</text:p>
      <text:p text:style-name="P2"/>
      <text:p text:style-name="P3">Move 8 : DOWN</text:p>
      <text:p text:style-name="P1"/>
      <text:p text:style-name="P4">---------</text:p>
      <text:p text:style-name="P4">|1||2||3|</text:p>
      <text:p text:style-name="P4">---------</text:p>
      <text:p text:style-name="P4">|4||5||6|</text:p>
      <text:p text:style-name="P4">---------</text:p>
      <text:p text:style-name="P4">|7|| ||8|</text:p>
      <text:p text:style-name="P4">---------</text:p>
      <text:p text:style-name="P1"/>
      <text:p text:style-name="P4">Move 9 : RIGHT</text:p>
      <text:p text:style-name="P1"/>
      <text:p text:style-name="P4">---------</text:p>
      <text:p text:style-name="P4">|1||2||3|</text:p>
      <text:p text:style-name="P4">---------</text:p>
      <text:p text:style-name="P4">|4||5||6|</text:p>
      <text:p text:style-name="P4">---------</text:p>
      <text:p text:style-name="P4">|7||8|| |</text:p>
      <text:p text:style-name="P4">---------</text:p>
      <text:p text:style-name="P1"/>
      <text:p text:style-name="P23">Successfully solved 1 of 1000 puzzle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officeooo:rsid="0013eb7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50S</meta:editing-duration>
    <meta:editing-cycles>9</meta:editing-cycles>
    <meta:generator>LibreOffice/5.1.1.3$Windows_x86 LibreOffice_project/89f508ef3ecebd2cfb8e1def0f0ba9a803b88a6d</meta:generator>
    <dc:date>2016-04-05T13:00:14.201000000</dc:date>
    <meta:document-statistic meta:table-count="2" meta:image-count="0" meta:object-count="0" meta:page-count="3" meta:paragraph-count="116" meta:word-count="324" meta:character-count="1873" meta:non-whitespace-character-count="1654"/>
    <meta:user-defined meta:name="Info 1"/>
    <meta:user-defined meta:name="Info 2"/>
    <meta:user-defined meta:name="Info 3"/>
    <meta:user-defined meta:name="Info 4"/>
  </office:meta>
</office:document-meta>
</file>